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ComponentHandler.onComponentCreated( FaceletContext context , UIComponent component , UIComponent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bagoComponentHandler.TobagoComponentHandler( ComponentConfig componen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ComponentHandler.createMetaRuleset( Class aCla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